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8" style:master-page-name="MasterPage2" style:family="paragraph" style:name="P43">
      <style:text-properties fo:font-variant="normal" fo:text-transform="none" fo:color="#1d2230" fo:font-family="Inter" style:font-family-complex="Inter" fo:letter-spacing="0pt" fo:font-style="normal" fo:font-weight="bold"/>
      <style:paragraph-properties fo:margin-left="0cm" fo:margin-right="0cm" fo:text-indent="0cm"/>
    </style:style>
    <style:style style:family="text" style:name="T32">
      <style:text-properties fo:font-variant="normal" fo:text-transform="none" fo:color="#1d2230" fo:font-family="Inter" style:font-family-complex="Inter" fo:font-size="10.5pt" fo:letter-spacing="0pt" fo:font-style="normal" fo:font-weight="bold"/>
    </style:style>
    <style:style style:family="text" style:name="T33">
      <style:text-properties fo:font-variant="normal" fo:text-transform="none" fo:color="#1d2230" fo:font-family="Inter" style:font-family-complex="Inter" fo:letter-spacing="0pt" fo:font-style="normal" fo:font-weight="bold"/>
    </style:style>
    <style:style style:family="text" style:name="T34">
      <style:text-properties fo:font-variant="normal" fo:text-transform="none" fo:color="#1d2230" fo:font-family="Inter" style:font-family-complex="Inter" fo:letter-spacing="0pt" fo:font-style="normal" fo:font-weight="bold"/>
    </style:style>
    <style:style style:parent-style-name="682" style:family="paragraph" style:name="P44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35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36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37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45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38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39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40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46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41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42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43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47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44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45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46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47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48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48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49">
      <style:text-properties fo:font-variant="normal" fo:text-transform="none" fo:color="#474747" fo:font-family="Arial" style:font-family-complex="Arial" fo:font-size="10.5pt" fo:letter-spacing="0pt" fo:font-style="normal" fo:font-weight="normal" fo:background-color="#ffffff"/>
    </style:style>
    <style:style style:family="text" style:name="T50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51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parent-style-name="682" style:family="paragraph" style:name="P49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52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53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parent-style-name="688" style:family="paragraph" style:name="P50">
      <style:text-properties fo:font-variant="normal" fo:text-transform="none" fo:color="#1d2230" fo:font-family="Inter" style:font-family-complex="Inter" fo:letter-spacing="0pt" fo:font-style="normal" fo:font-weight="bold"/>
      <style:paragraph-properties fo:margin-left="0cm" fo:margin-right="0cm" fo:text-indent="0cm"/>
    </style:style>
    <style:style style:family="text" style:name="T54">
      <style:text-properties fo:font-variant="normal" fo:text-transform="none" fo:color="#1d2230" fo:font-family="Inter" style:font-family-complex="Inter" fo:font-size="10.5pt" fo:letter-spacing="0pt" fo:font-style="normal" fo:font-weight="bold"/>
    </style:style>
    <style:style style:family="text" style:name="T55">
      <style:text-properties fo:font-variant="normal" fo:text-transform="none" fo:color="#1d2230" fo:font-family="Inter" style:font-family-complex="Inter" fo:letter-spacing="0pt" fo:font-style="normal" fo:font-weight="bold"/>
    </style:style>
    <style:style style:family="text" style:name="T56">
      <style:text-properties fo:font-variant="normal" fo:text-transform="none" fo:color="#1d2230" fo:font-family="Inter" style:font-family-complex="Inter" fo:letter-spacing="0pt" fo:font-style="normal" fo:font-weight="bold"/>
    </style:style>
    <style:style style:parent-style-name="682" style:family="paragraph" style:name="P51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57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58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59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52">
      <style:paragraph-properties fo:margin-left="0cm" fo:margin-right="0cm" fo:text-indent="0cm"/>
    </style:style>
    <style:style style:parent-style-name="682" style:family="paragraph" style:name="P53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60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61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62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54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63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64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65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66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55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67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68">
      <style:text-properties fo:font-variant="normal" fo:text-transform="none" fo:color="#474747" fo:font-family="Arial" style:font-family-complex="Arial" fo:font-size="10.5pt" fo:letter-spacing="0pt" fo:font-style="normal" fo:font-weight="normal" fo:background-color="#ffffff"/>
    </style:style>
    <style:style style:family="text" style:name="T69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70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parent-style-name="682" style:family="paragraph" style:name="P56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71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72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73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parent-style-name="682" style:family="paragraph" style:name="P57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74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75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76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8" style:family="paragraph" style:name="P58">
      <style:text-properties fo:font-variant="normal" fo:text-transform="none" fo:color="#1d2230" fo:font-family="Inter" style:font-family-complex="Inter" fo:letter-spacing="0pt" fo:font-style="normal" fo:font-weight="bold"/>
      <style:paragraph-properties fo:margin-left="0cm" fo:margin-right="0cm" fo:text-indent="0cm"/>
    </style:style>
    <style:style style:family="text" style:name="T77">
      <style:text-properties fo:font-variant="normal" fo:text-transform="none" fo:color="#1d2230" fo:font-family="Inter" style:font-family-complex="Inter" fo:font-size="10.5pt" fo:letter-spacing="0pt" fo:font-style="normal" fo:font-weight="bold"/>
    </style:style>
    <style:style style:family="text" style:name="T78">
      <style:text-properties fo:font-variant="normal" fo:text-transform="none" fo:color="#1d2230" fo:font-family="Inter" style:font-family-complex="Inter" fo:letter-spacing="0pt" fo:font-style="normal" fo:font-weight="bold"/>
    </style:style>
    <style:style style:family="text" style:name="T79">
      <style:text-properties fo:font-variant="normal" fo:text-transform="none" fo:color="#1d2230" fo:font-family="Inter" style:font-family-complex="Inter" fo:letter-spacing="0pt" fo:font-style="normal" fo:font-weight="bold"/>
    </style:style>
    <style:style style:parent-style-name="682" style:family="paragraph" style:name="P59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80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81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82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60">
      <style:paragraph-properties fo:margin-left="0cm" fo:margin-right="0cm" fo:text-indent="0cm"/>
    </style:style>
    <style:style style:parent-style-name="682" style:family="paragraph" style:name="P61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83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84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85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62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86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87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88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89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63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90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91">
      <style:text-properties fo:font-variant="normal" fo:text-transform="none" fo:color="#474747" fo:font-family="Arial" style:font-family-complex="Arial" fo:font-size="10.5pt" fo:letter-spacing="0pt" fo:font-style="normal" fo:font-weight="normal" fo:background-color="#ffffff"/>
    </style:style>
    <style:style style:family="text" style:name="T92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93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64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94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95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96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97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8" style:family="paragraph" style:name="P65">
      <style:text-properties fo:font-variant="normal" fo:text-transform="none" fo:color="#1d2230" fo:font-family="Inter" style:font-family-complex="Inter" fo:letter-spacing="0pt" fo:font-style="normal" fo:font-weight="bold"/>
      <style:paragraph-properties fo:margin-left="0cm" fo:margin-right="0cm" fo:text-indent="0cm"/>
    </style:style>
    <style:style style:family="text" style:name="T98">
      <style:text-properties fo:font-variant="normal" fo:text-transform="none" fo:color="#1d2230" fo:font-family="Inter" style:font-family-complex="Inter" fo:font-size="10.5pt" fo:letter-spacing="0pt" fo:font-style="normal" fo:font-weight="bold"/>
    </style:style>
    <style:style style:family="text" style:name="T99">
      <style:text-properties fo:font-variant="normal" fo:text-transform="none" fo:color="#1d2230" fo:font-family="Inter" style:font-family-complex="Inter" fo:letter-spacing="0pt" fo:font-style="normal" fo:font-weight="bold"/>
    </style:style>
    <style:style style:family="text" style:name="T100">
      <style:text-properties fo:font-variant="normal" fo:text-transform="none" fo:color="#1d2230" fo:font-family="Inter" style:font-family-complex="Inter" fo:letter-spacing="0pt" fo:font-style="normal" fo:font-weight="bold"/>
    </style:style>
    <style:style style:parent-style-name="682" style:family="paragraph" style:name="P66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01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02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03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67">
      <style:paragraph-properties fo:margin-left="0cm" fo:margin-right="0cm" fo:text-indent="0cm"/>
    </style:style>
    <style:style style:parent-style-name="682" style:family="paragraph" style:name="P68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04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05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06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69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07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08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09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10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11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70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12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13">
      <style:text-properties fo:font-variant="normal" fo:text-transform="none" fo:color="#474747" fo:font-family="Arial" style:font-family-complex="Arial" fo:font-size="10.5pt" fo:letter-spacing="0pt" fo:font-style="normal" fo:font-weight="normal" fo:background-color="#ffffff"/>
    </style:style>
    <style:style style:family="text" style:name="T114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15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71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16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17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18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19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8" style:family="paragraph" style:name="P72">
      <style:text-properties fo:font-variant="normal" fo:text-transform="none" fo:color="#1d2230" fo:font-family="Inter" style:font-family-complex="Inter" fo:letter-spacing="0pt" fo:font-style="normal" fo:font-weight="bold"/>
      <style:paragraph-properties fo:margin-left="0cm" fo:margin-right="0cm" fo:text-indent="0cm"/>
    </style:style>
    <style:style style:family="text" style:name="T120">
      <style:text-properties fo:font-variant="normal" fo:text-transform="none" fo:color="#1d2230" fo:font-family="Inter" style:font-family-complex="Inter" fo:font-size="10.5pt" fo:letter-spacing="0pt" fo:font-style="normal" fo:font-weight="bold"/>
    </style:style>
    <style:style style:family="text" style:name="T121">
      <style:text-properties fo:font-variant="normal" fo:text-transform="none" fo:color="#1d2230" fo:font-family="Inter" style:font-family-complex="Inter" fo:letter-spacing="0pt" fo:font-style="normal" fo:font-weight="bold"/>
    </style:style>
    <style:style style:family="text" style:name="T122">
      <style:text-properties fo:font-variant="normal" fo:text-transform="none" fo:color="#1d2230" fo:font-family="Inter" style:font-family-complex="Inter" fo:letter-spacing="0pt" fo:font-style="normal" fo:font-weight="bold"/>
    </style:style>
    <style:style style:parent-style-name="682" style:family="paragraph" style:name="P73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23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24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25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74">
      <style:paragraph-properties fo:margin-left="0cm" fo:margin-right="0cm" fo:text-indent="0cm"/>
    </style:style>
    <style:style style:parent-style-name="682" style:family="paragraph" style:name="P75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26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27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28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76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29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30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31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32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33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77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34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35">
      <style:text-properties fo:font-variant="normal" fo:text-transform="none" fo:color="#474747" fo:font-family="Arial" style:font-family-complex="Arial" fo:font-size="10.5pt" fo:letter-spacing="0pt" fo:font-style="normal" fo:font-weight="normal" fo:background-color="#ffffff"/>
    </style:style>
    <style:style style:family="text" style:name="T136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37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78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38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39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40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41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8" style:family="paragraph" style:name="P79">
      <style:text-properties fo:font-variant="normal" fo:text-transform="none" fo:color="#1d2230" fo:font-family="Inter" style:font-family-complex="Inter" fo:letter-spacing="0pt" fo:font-style="normal" fo:font-weight="bold"/>
      <style:paragraph-properties fo:margin-left="0cm" fo:margin-right="0cm" fo:text-indent="0cm"/>
    </style:style>
    <style:style style:family="text" style:name="T142">
      <style:text-properties fo:font-variant="normal" fo:text-transform="none" fo:color="#1d2230" fo:font-family="Inter" style:font-family-complex="Inter" fo:font-size="10.5pt" fo:letter-spacing="0pt" fo:font-style="normal" fo:font-weight="bold"/>
    </style:style>
    <style:style style:family="text" style:name="T143">
      <style:text-properties fo:font-variant="normal" fo:text-transform="none" fo:color="#1d2230" fo:font-family="Inter" style:font-family-complex="Inter" fo:letter-spacing="0pt" fo:font-style="normal" fo:font-weight="bold"/>
    </style:style>
    <style:style style:family="text" style:name="T144">
      <style:text-properties fo:font-variant="normal" fo:text-transform="none" fo:color="#1d2230" fo:font-family="Inter" style:font-family-complex="Inter" fo:letter-spacing="0pt" fo:font-style="normal" fo:font-weight="bold"/>
    </style:style>
    <style:style style:parent-style-name="682" style:family="paragraph" style:name="P80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45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46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47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81">
      <style:paragraph-properties fo:margin-left="0cm" fo:margin-right="0cm" fo:text-indent="0cm"/>
    </style:style>
    <style:style style:parent-style-name="682" style:family="paragraph" style:name="P82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48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49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50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83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51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52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53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54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84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55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56">
      <style:text-properties fo:font-variant="normal" fo:text-transform="none" fo:color="#474747" fo:font-family="Arial" style:font-family-complex="Arial" fo:font-size="10.5pt" fo:letter-spacing="0pt" fo:font-style="normal" fo:font-weight="normal" fo:background-color="#ffffff"/>
    </style:style>
    <style:style style:family="text" style:name="T157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58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85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59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60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61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62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8" style:family="paragraph" style:name="P86">
      <style:text-properties fo:font-variant="normal" fo:text-transform="none" fo:color="#1d2230" fo:font-family="Inter" style:font-family-complex="Inter" fo:letter-spacing="0pt" fo:font-style="normal" fo:font-weight="bold"/>
      <style:paragraph-properties fo:margin-left="0cm" fo:margin-right="0cm" fo:text-indent="0cm"/>
    </style:style>
    <style:style style:family="text" style:name="T163">
      <style:text-properties fo:font-variant="normal" fo:text-transform="none" fo:color="#1d2230" fo:font-family="Inter" style:font-family-complex="Inter" fo:font-size="10.5pt" fo:letter-spacing="0pt" fo:font-style="normal" fo:font-weight="bold"/>
    </style:style>
    <style:style style:family="text" style:name="T164">
      <style:text-properties fo:font-variant="normal" fo:text-transform="none" fo:color="#1d2230" fo:font-family="Inter" style:font-family-complex="Inter" fo:letter-spacing="0pt" fo:font-style="normal" fo:font-weight="bold"/>
    </style:style>
    <style:style style:family="text" style:name="T165">
      <style:text-properties fo:font-variant="normal" fo:text-transform="none" fo:color="#1d2230" fo:font-family="Inter" style:font-family-complex="Inter" fo:letter-spacing="0pt" fo:font-style="normal" fo:font-weight="bold"/>
    </style:style>
    <style:style style:parent-style-name="682" style:family="paragraph" style:name="P87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66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67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68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88">
      <style:paragraph-properties fo:margin-left="0cm" fo:margin-right="0cm" fo:text-indent="0cm"/>
    </style:style>
    <style:style style:parent-style-name="682" style:family="paragraph" style:name="P89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69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70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71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90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72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73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74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75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76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91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77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78">
      <style:text-properties fo:font-variant="normal" fo:text-transform="none" fo:color="#474747" fo:font-family="Arial" style:font-family-complex="Arial" fo:font-size="10.5pt" fo:letter-spacing="0pt" fo:font-style="normal" fo:font-weight="normal" fo:background-color="#ffffff"/>
    </style:style>
    <style:style style:family="text" style:name="T179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80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92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81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82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83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84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85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8" style:family="paragraph" style:name="P93">
      <style:text-properties fo:font-variant="normal" fo:text-transform="none" fo:color="#1d2230" fo:font-family="Inter" style:font-family-complex="Inter" fo:letter-spacing="0pt" fo:font-style="normal" fo:font-weight="bold"/>
      <style:paragraph-properties fo:margin-left="0cm" fo:margin-right="0cm" fo:text-indent="0cm"/>
    </style:style>
    <style:style style:family="text" style:name="T186">
      <style:text-properties fo:font-variant="normal" fo:text-transform="none" fo:color="#1d2230" fo:font-family="Inter" style:font-family-complex="Inter" fo:font-size="10.5pt" fo:letter-spacing="0pt" fo:font-style="normal" fo:font-weight="bold"/>
    </style:style>
    <style:style style:family="text" style:name="T187">
      <style:text-properties fo:font-variant="normal" fo:text-transform="none" fo:color="#1d2230" fo:font-family="Inter" style:font-family-complex="Inter" fo:letter-spacing="0pt" fo:font-style="normal" fo:font-weight="bold"/>
    </style:style>
    <style:style style:family="text" style:name="T188">
      <style:text-properties fo:font-variant="normal" fo:text-transform="none" fo:color="#1d2230" fo:font-family="Inter" style:font-family-complex="Inter" fo:letter-spacing="0pt" fo:font-style="normal" fo:font-weight="bold"/>
    </style:style>
    <style:style style:parent-style-name="682" style:family="paragraph" style:name="P94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89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90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91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95">
      <style:paragraph-properties fo:margin-left="0cm" fo:margin-right="0cm" fo:text-indent="0cm"/>
    </style:style>
    <style:style style:parent-style-name="682" style:family="paragraph" style:name="P96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92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93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94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97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95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96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197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198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98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199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200">
      <style:text-properties fo:font-variant="normal" fo:text-transform="none" fo:color="#474747" fo:font-family="Arial" style:font-family-complex="Arial" fo:font-size="10.5pt" fo:letter-spacing="0pt" fo:font-style="normal" fo:font-weight="normal" fo:background-color="#ffffff"/>
    </style:style>
    <style:style style:family="text" style:name="T201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202">
      <style:text-properties fo:font-variant="normal" fo:text-transform="none" fo:color="#1d2230" fo:font-family="Inter" style:font-family-complex="Inter" fo:letter-spacing="0pt" fo:font-style="normal" fo:font-weight="normal"/>
    </style:style>
    <style:style style:parent-style-name="682" style:family="paragraph" style:name="P99">
      <style:text-properties fo:font-variant="normal" fo:text-transform="none" fo:color="#1d2230" fo:font-family="Inter" style:font-family-complex="Inter" fo:letter-spacing="0pt" fo:font-style="normal" fo:font-weight="normal"/>
      <style:paragraph-properties fo:margin-left="0cm" fo:margin-right="0cm" fo:text-indent="0cm"/>
    </style:style>
    <style:style style:family="text" style:name="T203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204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205">
      <style:text-properties fo:font-variant="normal" fo:text-transform="none" fo:color="#1d2230" fo:font-family="Inter" style:font-family-complex="Inter" fo:font-size="10.5pt" fo:letter-spacing="0pt" fo:font-style="normal" fo:font-weight="normal"/>
    </style:style>
    <style:style style:family="text" style:name="T206">
      <style:text-properties fo:font-variant="normal" fo:text-transform="none" fo:color="#1d2230" fo:font-family="Inter" style:font-family-complex="Inter" fo:letter-spacing="0pt" fo:font-style="normal" fo:font-weight="normal"/>
    </style:style>
    <style:style style:family="text" style:name="T207">
      <style:text-properties fo:font-variant="normal" fo:text-transform="none" fo:color="#1d2230" fo:font-family="Inter" style:font-family-complex="Inter" fo:letter-spacing="0pt" fo:font-style="normal" fo:font-weight="normal"/>
    </style:style>
  </office:automatic-styles>
  <office:body>
    <office:text text:use-soft-page-breaks="true">
      <text:list>
        <text:list-item>
          <text:p text:style-name="P43"><text:span text:style-name="T32">Assassins Creed Valhalla</text:span><text:span text:style-name="T33"/><text:span text:style-name="T34"/></text:p>
        </text:list-item>
      </text:list>
      <text:p text:style-name="P44"><text:span text:style-name="T35">Assassin’s Creed Вальгалла – экшн-приключение, героя которого взрастили на легендах о битвах и воинской славе. </text:span><text:span text:style-name="T36"/><text:span text:style-name="T37"/></text:p>
      <text:p text:style-name="P45"><text:span text:style-name="T38">Дата выхода: 2022-12-06</text:span><text:span text:style-name="T39"/><text:span text:style-name="T40"/></text:p>
      <text:p text:style-name="P46"><text:span text:style-name="T41">Стоимость: 4500 руб</text:span><text:span text:style-name="T42"/><text:span text:style-name="T43"/></text:p>
      <text:p text:style-name="P47"><text:span text:style-name="T44">Жанр: </text:span><text:span text:style-name="T45">Приключенческий экшен</text:span><text:span text:style-name="T46"/><text:span text:style-name="T47"/></text:p>
      <text:p text:style-name="P48"><text:span text:style-name="T48">Разработчик: </text:span><text:span text:style-name="T49">Ubisoft</text:span><text:span text:style-name="T50"/><text:span text:style-name="T51"/></text:p>
      <text:p text:style-name="P49"><text:span text:style-name="T52">Рейтинг: 4</text:span><text:span text:style-name="T53"/></text:p>
      <text:list>
        <text:list-item>
          <text:p text:style-name="P50"><text:span text:style-name="T54">DOOM The Dark Ages</text:span><text:span text:style-name="T55"/><text:span text:style-name="T56"/></text:p>
        </text:list-item>
      </text:list>
      <text:p text:style-name="P51"><text:span text:style-name="T57">DOOM: The Dark Ages — зрелищное сказание о Палаче Рока и его ярости, раскрывающее предысторию DOOM (2016) и DOOM Eternal.</text:span><text:span text:style-name="T58"/><text:span text:style-name="T59"/></text:p>
      <text:p text:style-name="P52"><text:span>Дата выхода:2025-05-14</text:span><text:span/></text:p>
      <text:p text:style-name="P53"><text:span text:style-name="T60">Стоимость: 2700 руб</text:span><text:span text:style-name="T61"/><text:span text:style-name="T62"/></text:p>
      <text:p text:style-name="P54"><text:span text:style-name="T63">Жанр: </text:span><text:span text:style-name="T64">Файтинг</text:span><text:span text:style-name="T65"/><text:span text:style-name="T66"/></text:p>
      <text:p text:style-name="P55"><text:span text:style-name="T67">Разработчик: </text:span><text:span text:style-name="T68">id Software</text:span><text:span text:style-name="T69"/><text:span text:style-name="T70"/></text:p>
      <text:p text:style-name="P56"><text:span text:style-name="T71"/><text:span text:style-name="T72">Рейтинг: 3</text:span><text:span text:style-name="T73"/></text:p>
      <text:p text:style-name="P57"><text:span text:style-name="T74"/><text:span text:style-name="T75"/><text:span text:style-name="T76"/></text:p>
      <text:list>
        <text:list-item>
          <text:p text:style-name="P58"><text:span text:style-name="T77">Обливион The Elder Scrolls 4</text:span><text:span text:style-name="T78"/><text:span text:style-name="T79"/></text:p>
        </text:list-item>
      </text:list>
      <text:p text:style-name="P59"><text:span text:style-name="T80">Взгляните на Сиродил по-новому, приобретя The Elder Scrolls IV: Oblivion™ Remastered, где вас ждут обновленная графика и доработанный игровой процесс.</text:span><text:span text:style-name="T81"/><text:span text:style-name="T82"/></text:p>
      <text:p text:style-name="P60"><text:span>Дата выхода:2025-04-22</text:span><text:span/></text:p>
      <text:p text:style-name="P61"><text:span text:style-name="T83">Стоимость: 3800 руб</text:span><text:span text:style-name="T84"/><text:span text:style-name="T85"/></text:p>
      <text:p text:style-name="P62"><text:span text:style-name="T86">Жанр:</text:span><text:span text:style-name="T87"> Экшн/RPG</text:span><text:span text:style-name="T88"/><text:span text:style-name="T89"/></text:p>
      <text:p text:style-name="P63"><text:span text:style-name="T90">Разработчик: </text:span><text:span text:style-name="T91">Bethesda Softworks</text:span><text:span text:style-name="T92"/><text:span text:style-name="T93"/></text:p>
      <text:p text:style-name="P64"><text:span text:style-name="T94"/><text:span text:style-name="T95"/><text:span text:style-name="T96">Рейтинг: 3</text:span><text:span text:style-name="T97"/></text:p>
      <text:list>
        <text:list-item>
          <text:p text:style-name="P65"><text:span text:style-name="T98">Grand Theft Auto V</text:span><text:span text:style-name="T99"/><text:span text:style-name="T100"/></text:p>
        </text:list-item>
      </text:list>
      <text:p text:style-name="P66"><text:span text:style-name="T101">Grand Theft Auto V для PC позволяет игрокам исследовать знаменитый мир Лос-Сантоса и округа Блэйн в разрешении до 4k и выше с частотой 60 кадров в секунду.</text:span><text:span text:style-name="T102"/><text:span text:style-name="T103"/></text:p>
      <text:p text:style-name="P67"><text:span>Дата выхода:2015-04-13</text:span><text:span/></text:p>
      <text:p text:style-name="P68"><text:span text:style-name="T104">Стоимость: 2400 руб</text:span><text:span text:style-name="T105"/><text:span text:style-name="T106"/></text:p>
      <text:p text:style-name="P69"><text:span text:style-name="T107">Жанр:</text:span><text:span text:style-name="T108"><text:s/></text:span><text:span text:style-name="T109">Приключенческий экшен</text:span><text:span text:style-name="T110"/><text:span text:style-name="T111"/></text:p>
      <text:p text:style-name="P70"><text:span text:style-name="T112">Разработчик: </text:span><text:span text:style-name="T113"> Rockstar Games</text:span><text:span text:style-name="T114"/><text:span text:style-name="T115"/></text:p>
      <text:p text:style-name="P71"><text:span text:style-name="T116"/><text:span text:style-name="T117"/><text:span text:style-name="T118">Рейтинг: 5</text:span><text:span text:style-name="T119"/></text:p>
      <text:list>
        <text:list-item>
          <text:p text:style-name="P72"><text:span text:style-name="T120">Clair Obscur Expedition 33</text:span><text:span text:style-name="T121"/><text:span text:style-name="T122"/></text:p>
        </text:list-item>
      </text:list>
      <text:p text:style-name="P73"><text:span text:style-name="T123">Возглавьте Экспедицию 33 и уничтожьте Художницу, чтобы она никогда больше не смогла нарисовать смерть</text:span><text:span text:style-name="T124"/><text:span text:style-name="T125"/></text:p>
      <text:p text:style-name="P74"><text:span>Дата выхода:2025-04-24</text:span><text:span/></text:p>
      <text:p text:style-name="P75"><text:span text:style-name="T126">Стоимость: 1900 руб</text:span><text:span text:style-name="T127"/><text:span text:style-name="T128"/></text:p>
      <text:p text:style-name="P76"><text:span text:style-name="T129">Жанр:</text:span><text:span text:style-name="T130"><text:s/></text:span><text:span text:style-name="T131">Приключенческий экшен</text:span><text:span text:style-name="T132"/><text:span text:style-name="T133"/></text:p>
      <text:p text:style-name="P77"><text:span text:style-name="T134">Разработчик: </text:span><text:span text:style-name="T135">Sandfall Interactive</text:span><text:span text:style-name="T136"/><text:span text:style-name="T137"/></text:p>
      <text:p text:style-name="P78"><text:span text:style-name="T138"/><text:span text:style-name="T139"/><text:span text:style-name="T140">Рейтинг: 2</text:span><text:span text:style-name="T141"/></text:p>
      <text:list>
        <text:list-item>
          <text:p text:style-name="P79"><text:span text:style-name="T142">Forza Horizon 5</text:span><text:span text:style-name="T143"/><text:span text:style-name="T144"/></text:p>
        </text:list-item>
      </text:list>
      <text:p text:style-name="P80"><text:span text:style-name="T145">Исследуйте яркие пейзажи Мексики в открытом мире с безграничным, захватывающим движением на лучших в мире автомобилях.</text:span><text:span text:style-name="T146"/><text:span text:style-name="T147"/></text:p>
      <text:p text:style-name="P81"><text:span>Дата выхода:2021-11-08</text:span><text:span/></text:p>
      <text:p text:style-name="P82"><text:span text:style-name="T148">Стоимость: 7000 руб</text:span><text:span text:style-name="T149"/><text:span text:style-name="T150"/></text:p>
      <text:p text:style-name="P83"><text:span text:style-name="T151">Жанр:</text:span><text:span text:style-name="T152"> Гонки</text:span><text:span text:style-name="T153"/><text:span text:style-name="T154"/></text:p>
      <text:p text:style-name="P84"><text:span text:style-name="T155">Разработчик: </text:span><text:span text:style-name="T156">Playground Games</text:span><text:span text:style-name="T157"/><text:span text:style-name="T158"/></text:p>
      <text:p text:style-name="P85"><text:span text:style-name="T159"/><text:span text:style-name="T160"/><text:span text:style-name="T161">Рейтинг: 5</text:span><text:span text:style-name="T162"/></text:p>
      <text:list>
        <text:list-item>
          <text:p text:style-name="P86"><text:span text:style-name="T163">Kingdom Come Deliverance 2</text:span><text:span text:style-name="T164"/><text:span text:style-name="T165"/></text:p>
        </text:list-item>
      </text:list>
      <text:p text:style-name="P87"><text:span text:style-name="T166">Захватывающий сюжетный ролевой экшен с богатым открытым миром, действие которого разворачивается в Европе XV века.</text:span><text:span text:style-name="T167"/><text:span text:style-name="T168"/></text:p>
      <text:p text:style-name="P88"><text:span>Дата выхода:2025-02-04</text:span><text:span/></text:p>
      <text:p text:style-name="P89"><text:span text:style-name="T169">Стоимость: 2580 руб</text:span><text:span text:style-name="T170"/><text:span text:style-name="T171"/></text:p>
      <text:p text:style-name="P90"><text:span text:style-name="T172">Жанр:</text:span><text:span text:style-name="T173"><text:s/></text:span><text:span text:style-name="T174">Adventure</text:span><text:span text:style-name="T175"/><text:span text:style-name="T176"/></text:p>
      <text:p text:style-name="P91"><text:span text:style-name="T177">Разработчик: </text:span><text:span text:style-name="T178">Warhorse Studios</text:span><text:span text:style-name="T179"/><text:span text:style-name="T180"/></text:p>
      <text:p text:style-name="P92"><text:span text:style-name="T181"/><text:span text:style-name="T182"/><text:span text:style-name="T183">Рейтинг: 4</text:span><text:span/><text:span text:style-name="T184"/><text:span text:style-name="T185"/></text:p>
      <text:list>
        <text:list-item>
          <text:p text:style-name="P93"><text:span text:style-name="T186">Red Dead Redemption 2</text:span><text:span text:style-name="T187"/><text:span text:style-name="T188"/></text:p>
        </text:list-item>
      </text:list>
      <text:p text:style-name="P94"><text:span text:style-name="T189">Это грандиозная история о судьбе бандита Артура Моргана и банды Ван дер Линде, бегущих от закона через всю Америку на заре современной эпохи.</text:span><text:span text:style-name="T190"/><text:span text:style-name="T191"/></text:p>
      <text:p text:style-name="P95"><text:span>Дата выхода: 2019-12-05</text:span><text:span/></text:p>
      <text:p text:style-name="P96"><text:span text:style-name="T192">Стоимость: 2270 руб</text:span><text:span text:style-name="T193"/><text:span text:style-name="T194"/></text:p>
      <text:p text:style-name="P97"><text:span text:style-name="T195">Жанр: </text:span><text:span text:style-name="T196">Приключенческий экшен</text:span><text:span text:style-name="T197"/><text:span text:style-name="T198"/></text:p>
      <text:p text:style-name="P98"><text:span text:style-name="T199">Разработчик: </text:span><text:span text:style-name="T200">Rockstar Games</text:span><text:span text:style-name="T201"/><text:span text:style-name="T202"/></text:p>
      <text:p text:style-name="P99"><text:span text:style-name="T203"/><text:span text:style-name="T204"/><text:span text:style-name="T205">Рейтинг: 3</text:span><text:span/><text:span text:style-name="T206"/><text:span text:style-name="T20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text" style:family="text" style:name="618"/>
    <style:style style:class="default" style:display-name="DStyle_paragraph" style:family="paragraph" style:name="619">
      <style:text-properties fo:font-size="10pt"/>
      <style:paragraph-properties/>
    </style:style>
    <style:style style:parent-style-name="619" style:class="default" style:display-name="DStyle_paragraph" style:family="paragraph" style:name="620">
      <style:text-properties fo:font-size="10pt"/>
    </style:style>
    <style:style style:parent-style-name="619" style:display-name="DStyle_text" style:family="text" style:name="621"/>
    <style:style style:parent-style-name="619" style:display-name="DStyle_text" style:family="text" style:name="622"/>
    <style:style style:parent-style-name="619" style:class="default" style:display-name="DStyle_paragraph" style:family="paragraph" style:name="623">
      <style:text-properties fo:font-size="10pt"/>
      <style:paragraph-properties/>
    </style:style>
    <style:style style:parent-style-name="623" style:class="default" style:display-name="DStyle_paragraph" style:family="paragraph" style:name="624">
      <style:text-properties fo:font-size="10pt"/>
    </style:style>
    <style:style style:parent-style-name="619" style:display-name="DStyle_text" style:family="text" style:name="625"/>
    <style:style style:parent-style-name="624" style:display-name="Normal" style:family="paragraph" style:name="626"/>
    <style:style style:parent-style-name="619" style:display-name="Heading 1 Char" style:family="text" style:name="627">
      <style:text-properties fo:font-family="Arial" style:font-family-complex="Arial" fo:font-size="20pt"/>
    </style:style>
    <style:style style:parent-style-name="626" style:display-name="Heading 2" style:family="paragraph" style:name="628">
      <style:text-properties fo:font-family="Arial" style:font-family-complex="Arial" fo:font-size="17pt"/>
      <style:paragraph-properties fo:margin-top="18pt" fo:margin-bottom="10pt"/>
    </style:style>
    <style:style style:parent-style-name="619" style:display-name="Heading 2 Char" style:family="text" style:name="629">
      <style:text-properties fo:font-family="Arial" style:font-family-complex="Arial" fo:font-size="17pt"/>
    </style:style>
    <style:style style:parent-style-name="626" style:display-name="Heading 3" style:family="paragraph" style:name="630">
      <style:text-properties fo:font-family="Arial" style:font-family-complex="Arial" fo:font-size="15pt"/>
      <style:paragraph-properties fo:margin-top="16pt" fo:margin-bottom="10pt"/>
    </style:style>
    <style:style style:parent-style-name="619" style:display-name="Heading 3 Char" style:family="text" style:name="631">
      <style:text-properties fo:font-family="Arial" style:font-family-complex="Arial" fo:font-size="15pt"/>
    </style:style>
    <style:style style:parent-style-name="626" style:display-name="Heading 4" style:family="paragraph" style:name="632">
      <style:text-properties fo:font-family="Arial" style:font-family-complex="Arial" fo:font-size="13pt" fo:font-weight="bold"/>
      <style:paragraph-properties fo:margin-top="16pt" fo:margin-bottom="10pt"/>
    </style:style>
    <style:style style:parent-style-name="619" style:display-name="Heading 4 Char" style:family="text" style:name="633">
      <style:text-properties fo:font-family="Arial" style:font-family-complex="Arial" fo:font-size="13pt" fo:font-weight="bold"/>
    </style:style>
    <style:style style:parent-style-name="626" style:display-name="Heading 5" style:family="paragraph" style:name="634">
      <style:text-properties fo:font-family="Arial" style:font-family-complex="Arial" fo:font-size="12pt" fo:font-weight="bold"/>
      <style:paragraph-properties fo:margin-top="16pt" fo:margin-bottom="10pt"/>
    </style:style>
    <style:style style:parent-style-name="619" style:display-name="Heading 5 Char" style:family="text" style:name="635">
      <style:text-properties fo:font-family="Arial" style:font-family-complex="Arial" fo:font-size="12pt" fo:font-weight="bold"/>
    </style:style>
    <style:style style:parent-style-name="626" style:display-name="Heading 6" style:family="paragraph" style:name="636">
      <style:text-properties fo:font-family="Arial" style:font-family-complex="Arial" fo:font-size="11pt" fo:font-weight="bold"/>
      <style:paragraph-properties fo:margin-top="16pt" fo:margin-bottom="10pt"/>
    </style:style>
    <style:style style:parent-style-name="619" style:display-name="Heading 6 Char" style:family="text" style:name="637">
      <style:text-properties fo:font-family="Arial" style:font-family-complex="Arial" fo:font-size="11pt" fo:font-weight="bold"/>
    </style:style>
    <style:style style:parent-style-name="626" style:display-name="Heading 7" style:family="paragraph" style:name="638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9" style:display-name="Heading 7 Char" style:family="text" style:name="639">
      <style:text-properties fo:font-family="Arial" style:font-family-complex="Arial" fo:font-size="11pt" fo:font-style="italic" fo:font-weight="bold"/>
    </style:style>
    <style:style style:parent-style-name="626" style:display-name="Heading 8" style:family="paragraph" style:name="640">
      <style:text-properties fo:font-family="Arial" style:font-family-complex="Arial" fo:font-size="11pt" fo:font-style="italic"/>
      <style:paragraph-properties fo:margin-top="16pt" fo:margin-bottom="10pt"/>
    </style:style>
    <style:style style:parent-style-name="619" style:display-name="Heading 8 Char" style:family="text" style:name="641">
      <style:text-properties fo:font-family="Arial" style:font-family-complex="Arial" fo:font-size="11pt" fo:font-style="italic"/>
    </style:style>
    <style:style style:parent-style-name="626" style:display-name="Heading 9" style:family="paragraph" style:name="642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9" style:display-name="Heading 9 Char" style:family="text" style:name="643">
      <style:text-properties fo:font-family="Arial" style:font-family-complex="Arial" fo:font-size="10.5pt" fo:font-style="italic"/>
    </style:style>
    <style:style style:parent-style-name="626" style:display-name="List Paragraph" style:family="paragraph" style:name="644">
      <style:paragraph-properties fo:margin-left="1.27cm" fo:margin-right="0cm" fo:text-indent="0cm"/>
    </style:style>
    <style:style style:parent-style-name="624" style:display-name="No Spacing" style:family="paragraph" style:name="645">
      <style:paragraph-properties fo:line-height="100%" fo:margin-top="0pt" fo:margin-bottom="0pt"/>
    </style:style>
    <style:style style:parent-style-name="626" style:display-name="Title" style:family="paragraph" style:name="646">
      <style:text-properties fo:font-size="24pt"/>
      <style:paragraph-properties fo:margin-top="15pt" fo:margin-bottom="10pt"/>
    </style:style>
    <style:style style:parent-style-name="619" style:display-name="Title Char" style:family="text" style:name="647">
      <style:text-properties fo:font-size="24pt"/>
    </style:style>
    <style:style style:parent-style-name="626" style:display-name="Subtitle" style:family="paragraph" style:name="648">
      <style:text-properties fo:font-size="12pt"/>
      <style:paragraph-properties fo:margin-top="10pt" fo:margin-bottom="10pt"/>
    </style:style>
    <style:style style:parent-style-name="619" style:display-name="Subtitle Char" style:family="text" style:name="649">
      <style:text-properties fo:font-size="12pt"/>
    </style:style>
    <style:style style:parent-style-name="626" style:display-name="Quote" style:family="paragraph" style:name="650">
      <style:text-properties fo:font-style="italic"/>
      <style:paragraph-properties fo:margin-left="1.27cm" fo:margin-right="1.27cm" fo:text-indent="0cm"/>
    </style:style>
    <style:style style:parent-style-name="619" style:display-name="Quote Char" style:family="text" style:name="651">
      <style:text-properties fo:font-style="italic"/>
    </style:style>
    <style:style style:parent-style-name="626" style:display-name="Intense Quote" style:family="paragraph" style:name="65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9" style:display-name="Intense Quote Char" style:family="text" style:name="653">
      <style:text-properties fo:font-style="italic"/>
    </style:style>
    <style:style style:parent-style-name="626" style:display-name="Header" style:family="paragraph" style:name="65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Header Char" style:family="text" style:name="655"/>
    <style:style style:parent-style-name="626" style:display-name="Footer" style:family="paragraph" style:name="65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Footer Char" style:family="text" style:name="657"/>
    <style:style style:parent-style-name="619" style:display-name="Caption Char" style:family="text" style:name="658">
      <style:text-properties fo:color="#4f81bd" fo:font-size="9pt" fo:font-weight="bold"/>
    </style:style>
    <style:style style:parent-style-name="619" style:display-name="Hyperlink" style:family="text" style:name="659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0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1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2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3">
      <style:text-properties fo:color="#0000ff" style:text-underline-type="single" style:text-underline-style="solid" style:text-underline-width="auto" style:text-underline-color="font-color"/>
    </style:style>
    <style:style style:parent-style-name="626" style:display-name="footnote text" style:family="paragraph" style:name="664">
      <style:text-properties fo:font-size="9pt"/>
      <style:paragraph-properties fo:line-height="100%" fo:margin-bottom="2pt"/>
    </style:style>
    <style:style style:parent-style-name="619" style:display-name="Footnote Text Char" style:family="text" style:name="665">
      <style:text-properties fo:font-size="9pt"/>
    </style:style>
    <style:style style:parent-style-name="619" style:display-name="footnote reference" style:family="text" style:name="666">
      <style:text-properties style:text-position="super 58%"/>
    </style:style>
    <style:style style:parent-style-name="626" style:display-name="endnote text" style:family="paragraph" style:name="667">
      <style:text-properties fo:font-size="10pt"/>
      <style:paragraph-properties fo:line-height="100%" fo:margin-bottom="0pt"/>
    </style:style>
    <style:style style:parent-style-name="619" style:display-name="Endnote Text Char" style:family="text" style:name="668">
      <style:text-properties fo:font-size="10pt"/>
    </style:style>
    <style:style style:parent-style-name="619" style:display-name="endnote reference" style:family="text" style:name="669">
      <style:text-properties style:text-position="super 58%"/>
    </style:style>
    <style:style style:parent-style-name="626" style:display-name="toc 1" style:family="paragraph" style:name="670">
      <style:paragraph-properties fo:margin-left="0cm" fo:margin-right="0cm" fo:text-indent="0cm" fo:margin-bottom="2.85pt"/>
    </style:style>
    <style:style style:parent-style-name="626" style:display-name="toc 2" style:family="paragraph" style:name="671">
      <style:paragraph-properties fo:margin-left="0.4992cm" fo:margin-right="0cm" fo:text-indent="0cm" fo:margin-bottom="2.85pt"/>
    </style:style>
    <style:style style:parent-style-name="626" style:display-name="toc 3" style:family="paragraph" style:name="672">
      <style:paragraph-properties fo:margin-left="1cm" fo:margin-right="0cm" fo:text-indent="0cm" fo:margin-bottom="2.85pt"/>
    </style:style>
    <style:style style:parent-style-name="626" style:display-name="toc 4" style:family="paragraph" style:name="673">
      <style:paragraph-properties fo:margin-left="1.499cm" fo:margin-right="0cm" fo:text-indent="0cm" fo:margin-bottom="2.85pt"/>
    </style:style>
    <style:style style:parent-style-name="626" style:display-name="toc 5" style:family="paragraph" style:name="674">
      <style:paragraph-properties fo:margin-left="2cm" fo:margin-right="0cm" fo:text-indent="0cm" fo:margin-bottom="2.85pt"/>
    </style:style>
    <style:style style:parent-style-name="626" style:display-name="toc 6" style:family="paragraph" style:name="675">
      <style:paragraph-properties fo:margin-left="2.5cm" fo:margin-right="0cm" fo:text-indent="0cm" fo:margin-bottom="2.85pt"/>
    </style:style>
    <style:style style:parent-style-name="626" style:display-name="toc 7" style:family="paragraph" style:name="676">
      <style:paragraph-properties fo:margin-left="3.001cm" fo:margin-right="0cm" fo:text-indent="0cm" fo:margin-bottom="2.85pt"/>
    </style:style>
    <style:style style:parent-style-name="626" style:display-name="toc 8" style:family="paragraph" style:name="677">
      <style:paragraph-properties fo:margin-left="3.5cm" fo:margin-right="0cm" fo:text-indent="0cm" fo:margin-bottom="2.85pt"/>
    </style:style>
    <style:style style:parent-style-name="626" style:display-name="toc 9" style:family="paragraph" style:name="678">
      <style:paragraph-properties fo:margin-left="4.001cm" fo:margin-right="0cm" fo:text-indent="0cm" fo:margin-bottom="2.85pt"/>
    </style:style>
    <style:style style:parent-style-name="624" style:display-name="TOC Heading" style:family="paragraph" style:name="679"/>
    <style:style style:parent-style-name="626" style:display-name="table of figures" style:family="paragraph" style:name="680">
      <style:paragraph-properties fo:margin-bottom="0pt"/>
    </style:style>
    <style:style style:parent-style-name="623" style:class="default" style:display-name="DStyle_paragraph" style:family="paragraph" style:name="681">
      <style:text-properties fo:color="#000000" fo:font-family="Tempora LGC Uni" style:font-family-complex="Tempora LGC Uni" fo:font-size="12pt" fo:language="ru" fo:country="RU"/>
      <style:paragraph-properties/>
    </style:style>
    <style:style style:parent-style-name="681" style:display-name="Standard" style:family="paragraph" style:name="682">
      <style:text-properties/>
      <style:paragraph-properties/>
    </style:style>
    <style:style style:parent-style-name="682" style:display-name="Heading" style:family="paragraph" style:name="683">
      <style:text-properties fo:font-family="Open Sans" style:font-family-complex="Open Sans" fo:font-size="14pt"/>
      <style:paragraph-properties fo:margin-top="12pt" fo:margin-bottom="6pt"/>
    </style:style>
    <style:style style:parent-style-name="682" style:display-name="Text body" style:family="paragraph" style:name="684">
      <style:paragraph-properties fo:line-height="115%" fo:margin-top="0pt" fo:margin-bottom="7pt"/>
    </style:style>
    <style:style style:parent-style-name="684" style:display-name="List" style:family="paragraph" style:name="685"/>
    <style:style style:parent-style-name="682" style:display-name="Caption" style:family="paragraph" style:name="686">
      <style:text-properties fo:font-size="12pt" fo:font-style="italic"/>
      <style:paragraph-properties fo:margin-top="6pt" fo:margin-bottom="6pt"/>
    </style:style>
    <style:style style:parent-style-name="682" style:display-name="Index" style:family="paragraph" style:name="687"/>
    <style:style style:parent-style-name="683" style:display-name="Heading 1" style:family="paragraph" style:name="688">
      <style:text-properties fo:font-family="Tempora LGC Uni" style:font-family-complex="Tempora LGC Uni" fo:font-size="24pt" fo:font-weight="bold"/>
      <style:paragraph-properties fo:margin-top="12pt" fo:margin-bottom="6pt"/>
    </style:style>
    <style:style style:class="default" style:display-name="Default Paragraph Font" style:family="text" style:name="689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0.7497cm" fo:margin-bottom="0.6985cm" fo:margin-left="2cm" fo:margin-right="2cm"/>
    </style:page-layout>
    <style:page-layout style:name="Mpm2">
      <style:page-layout-properties fo:page-width="21cm" fo:page-height="29.7cm" style:print-orientation="portrait" fo:margin-top="0.7497cm" fo:margin-bottom="0.6985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Р7-Офис/2025.2.1.801</meta:generator>
    <meta:creation-date>2025-05-24T10:41:42Z</meta:creation-date>
  </office:meta>
</office:document-meta>
</file>